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lad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float" office:value="10">
            <text:p>10</text:p>
          </table:table-cell>
          <table:table-cell table:style-name="ce21" table:formula="oooc:=IF(([.A1]&gt;180);([.A1]-360);[.A1])" office:value-type="float" office:value="10">
            <text:p>10</text:p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table:formula="oooc:=IF(([.A2]&gt;180);([.A2]-360);[.A2])" office:value-type="float" office:value="10">
            <text:p>10</text:p>
          </table:table-cell>
          <table:table-cell table:style-name="ce21" table:formula="oooc:=IF((ABS(([.A1]-[.A2]))&gt;180);1;&quot;&quot;)" office:value-type="string">
            <text:p/>
          </table:table-cell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table:formula="oooc:=IF(([.A3]&gt;180);([.A3]-360);[.A3])" office:value-type="float" office:value="10">
            <text:p>10</text:p>
          </table:table-cell>
          <table:table-cell table:style-name="ce21" table:formula="oooc:=IF((ABS(([.A2]-[.A3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4]&gt;180);([.A4]-360);[.A4])" office:value-type="float" office:value="-20">
            <text:p>-20</text:p>
          </table:table-cell>
          <table:table-cell table:style-name="ce21" table:formula="oooc:=IF((ABS(([.A3]-[.A4]))&gt;180);1;&quot;&quot;)" office:value-type="float" office:value="1">
            <text:p>1</text:p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5]&gt;180);([.A5]-360);[.A5])" office:value-type="float" office:value="-20">
            <text:p>-20</text:p>
          </table:table-cell>
          <table:table-cell table:style-name="ce21" table:formula="oooc:=IF((ABS(([.A4]-[.A5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6]&gt;180);([.A6]-360);[.A6])" office:value-type="float" office:value="-20">
            <text:p>-20</text:p>
          </table:table-cell>
          <table:table-cell table:style-name="ce21" table:formula="oooc:=IF((ABS(([.A5]-[.A6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7]&gt;180);([.A7]-360);[.A7])" office:value-type="float" office:value="-20">
            <text:p>-20</text:p>
          </table:table-cell>
          <table:table-cell table:style-name="ce21" table:formula="oooc:=IF((ABS(([.A6]-[.A7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8]&gt;180);([.A8]-360);[.A8])" office:value-type="float" office:value="-20">
            <text:p>-20</text:p>
          </table:table-cell>
          <table:table-cell table:style-name="ce21" table:formula="oooc:=IF((ABS(([.A7]-[.A8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9]&gt;180);([.A9]-360);[.A9])" office:value-type="float" office:value="-20">
            <text:p>-20</text:p>
          </table:table-cell>
          <table:table-cell table:style-name="ce21" table:formula="oooc:=IF((ABS(([.A8]-[.A9]))&gt;180);1;&quot;&quot;)" office:value-type="string">
            <text:p/>
          </table:table-cell>
        </table:table-row>
        <table:table-row table:style-name="ro2">
          <table:table-cell table:style-name="ce21" office:value-type="float" office:value="340">
            <text:p>340</text:p>
          </table:table-cell>
          <table:table-cell table:style-name="ce21" table:formula="oooc:=IF(([.A10]&gt;180);([.A10]-360);[.A10])" office:value-type="float" office:value="-20">
            <text:p>-20</text:p>
          </table:table-cell>
          <table:table-cell table:style-name="ce21" table:formula="oooc:=IF((ABS(([.A9]-[.A10]))&gt;180);1;&quot;&quot;)" office:value-type="string">
            <text:p/>
          </table:table-cell>
          <table:table-cell table:style-name="ce21" table:formula="oooc:=IF((SUM([.C1:.C10])&gt;0);IF((AVERAGE([.B1:.B10])&lt;0);(360+AVERAGE([.B1:.B10]));AVERAGE([.B1:.B10]));AVERAGE([.A1:.A10]))" office:value-type="float" office:value="349">
            <text:p>3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lad1" style:display-name="PageStyle_Blad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